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61"/>
    <style:style style:name="ce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091cm" svg:height="9.167cm" svg:x="14.636cm" svg:y="1.089cm">
            <draw:object draw:notify-on-update-of-ranges="Sheet1.A4:Sheet1.A19 Sheet1.A1:Sheet1.A1 Sheet1.B4:Sheet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ålinger af forskellige lod:</text:p>
          </table:table-cell>
          <table:table-cell table:number-columns-repeated="10"/>
          <table:table-cell table:style-name="ce1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Vægt(gram):</text:p>
          </table:table-cell>
          <table:table-cell table:style-name="ce2" office:value-type="string">
            <text:p>Vægt</text:p>
          </table:table-cell>
          <table:table-cell table:number-columns-repeated="9"/>
          <table:table-cell table:style-name="ce2" table:number-columns-repeated="2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float" office:value="1.22">
            <text:p>1,22</text:p>
          </table:table-cell>
          <table:table-cell table:number-columns-repeated="11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51.07">
            <text:p>51,07</text:p>
          </table:table-cell>
          <table:table-cell table:number-columns-repeated="11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01.98">
            <text:p>101,98</text:p>
          </table:table-cell>
          <table:table-cell table:number-columns-repeated="11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3" office:value-type="float" office:value="151.76">
            <text:p>151,76</text:p>
          </table:table-cell>
          <table:table-cell table:number-columns-repeated="9"/>
          <table:table-cell table:style-name="ce6"/>
          <table:table-cell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201.61">
            <text:p>201,61</text:p>
          </table:table-cell>
          <table:table-cell table:number-columns-repeated="11"/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251.64">
            <text:p>251,64</text:p>
          </table:table-cell>
          <table:table-cell table:number-columns-repeated="11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301.32">
            <text:p>301,32</text:p>
          </table:table-cell>
          <table:table-cell table:number-columns-repeated="11"/>
        </table:table-row>
        <table:table-row table:style-name="ro2">
          <table:table-cell table:style-name="ce3" office:value-type="float" office:value="350">
            <text:p>350</text:p>
          </table:table-cell>
          <table:table-cell table:style-name="ce3" office:value-type="float" office:value="352.15">
            <text:p>352,15</text:p>
          </table:table-cell>
          <table:table-cell table:number-columns-repeated="11"/>
        </table:table-row>
        <table:table-row table:style-name="ro2">
          <table:table-cell table:style-name="ce3" office:value-type="float" office:value="400">
            <text:p>400</text:p>
          </table:table-cell>
          <table:table-cell table:style-name="ce3" office:value-type="float" office:value="402">
            <text:p>402</text:p>
          </table:table-cell>
          <table:table-cell table:number-columns-repeated="11"/>
        </table:table-row>
        <table:table-row table:style-name="ro2">
          <table:table-cell table:style-name="ce3" office:value-type="float" office:value="450">
            <text:p>450</text:p>
          </table:table-cell>
          <table:table-cell table:style-name="ce3" office:value-type="float" office:value="451.85">
            <text:p>451,85</text:p>
          </table:table-cell>
          <table:table-cell table:number-columns-repeated="11"/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3" office:value-type="float" office:value="501.71">
            <text:p>501,71</text:p>
          </table:table-cell>
          <table:table-cell table:number-columns-repeated="11"/>
        </table:table-row>
        <table:table-row table:style-name="ro2">
          <table:table-cell table:style-name="ce3" office:value-type="float" office:value="550">
            <text:p>550</text:p>
          </table:table-cell>
          <table:table-cell table:style-name="ce3" office:value-type="float" office:value="552.74">
            <text:p>552,74</text:p>
          </table:table-cell>
          <table:table-cell table:number-columns-repeated="11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603.37">
            <text:p>603,37</text:p>
          </table:table-cell>
          <table:table-cell table:number-columns-repeated="11"/>
        </table:table-row>
        <table:table-row table:style-name="ro2">
          <table:table-cell table:style-name="ce3" office:value-type="float" office:value="650">
            <text:p>650</text:p>
          </table:table-cell>
          <table:table-cell table:style-name="ce3" office:value-type="float" office:value="653.22">
            <text:p>653,22</text:p>
          </table:table-cell>
          <table:table-cell table:number-columns-repeated="11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3" office:value-type="float" office:value="704.05">
            <text:p>704,05</text:p>
          </table:table-cell>
          <table:table-cell table:number-columns-repeated="11"/>
        </table:table-row>
        <table:table-row table:style-name="ro2">
          <table:table-cell table:style-name="ce3" office:value-type="float" office:value="750">
            <text:p>750</text:p>
          </table:table-cell>
          <table:table-cell table:style-name="ce3" office:value-type="float" office:value="754.89">
            <text:p>754,89</text:p>
          </table:table-cell>
          <table:table-cell table:number-columns-repeated="11"/>
        </table:table-row>
        <table:table-row table:style-name="ro2" table:number-rows-repeated="6">
          <table:table-cell table:number-columns-repeated="13"/>
        </table:table-row>
        <table:table-row table:style-name="ro1">
          <table:table-cell table:style-name="ce1" office:value-type="string">
            <text:p>Måleserie på 10 målinger af lod på X kg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Vægt(gram):</text:p>
          </table:table-cell>
          <table:table-cell table:style-name="ce2" office:value-type="string">
            <text:p>Vægt</text:p>
          </table:table-cell>
          <table:table-cell table:style-name="ce2" office:value-type="string">
            <text:p>Deviation:</text:p>
          </table:table-cell>
          <table:table-cell table:style-name="ce2" office:value-type="string">
            <text:p>D^2: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29]-[.$C$41]" office:value-type="float" office:value="-0.0959999999999752">
            <text:p>-0,096</text:p>
          </table:table-cell>
          <table:table-cell table:formula="of:=[.C29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29]" office:value-type="float" office:value="200">
            <text:p>200</text:p>
          </table:table-cell>
          <table:table-cell office:value-type="float" office:value="201.61">
            <text:p>201,61</text:p>
          </table:table-cell>
          <table:table-cell table:formula="of:=[.B30]-[.$C$41]" office:value-type="float" office:value="0.874000000000052">
            <text:p>0,874</text:p>
          </table:table-cell>
          <table:table-cell table:formula="of:=[.C30]^2" office:value-type="float" office:value="0.763876000000091">
            <text:p>0,763876</text:p>
          </table:table-cell>
          <table:table-cell table:number-columns-repeated="9"/>
        </table:table-row>
        <table:table-row table:style-name="ro2">
          <table:table-cell table:formula="of:=[.A29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1]-[.$C$41]" office:value-type="float" office:value="-0.0959999999999752">
            <text:p>-0,096</text:p>
          </table:table-cell>
          <table:table-cell table:formula="of:=[.C31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30]" office:value-type="float" office:value="200">
            <text:p>200</text:p>
          </table:table-cell>
          <table:table-cell office:value-type="float" office:value="199.66">
            <text:p>199,66</text:p>
          </table:table-cell>
          <table:table-cell table:formula="of:=[.B32]-[.$C$41]" office:value-type="float" office:value="-1.07599999999997">
            <text:p>-1,076</text:p>
          </table:table-cell>
          <table:table-cell table:formula="of:=[.C32]^2" office:value-type="float" office:value="1.15777599999992">
            <text:p>1,157776</text:p>
          </table:table-cell>
          <table:table-cell table:number-columns-repeated="9"/>
        </table:table-row>
        <table:table-row table:style-name="ro2">
          <table:table-cell table:formula="of:=[.A31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3]-[.$C$41]" office:value-type="float" office:value="-0.0959999999999752">
            <text:p>-0,096</text:p>
          </table:table-cell>
          <table:table-cell table:formula="of:=[.C33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32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4]-[.$C$41]" office:value-type="float" office:value="-0.0959999999999752">
            <text:p>-0,096</text:p>
          </table:table-cell>
          <table:table-cell table:formula="of:=[.C34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33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5]-[.$C$41]" office:value-type="float" office:value="-0.0959999999999752">
            <text:p>-0,096</text:p>
          </table:table-cell>
          <table:table-cell table:formula="of:=[.C35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34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6]-[.$C$41]" office:value-type="float" office:value="-0.0959999999999752">
            <text:p>-0,096</text:p>
          </table:table-cell>
          <table:table-cell table:formula="of:=[.C36]^2" office:value-type="float" office:value="0.00921599999999524">
            <text:p>0,009216</text:p>
          </table:table-cell>
          <table:table-cell table:number-columns-repeated="9"/>
        </table:table-row>
        <table:table-row table:style-name="ro2">
          <table:table-cell table:formula="of:=[.A35]" office:value-type="float" office:value="200">
            <text:p>200</text:p>
          </table:table-cell>
          <table:table-cell office:value-type="float" office:value="201.61">
            <text:p>201,61</text:p>
          </table:table-cell>
          <table:table-cell table:formula="of:=[.B37]-[.$C$41]" office:value-type="float" office:value="0.874000000000052">
            <text:p>0,874</text:p>
          </table:table-cell>
          <table:table-cell table:formula="of:=[.C37]^2" office:value-type="float" office:value="0.763876000000091">
            <text:p>0,763876</text:p>
          </table:table-cell>
          <table:table-cell table:number-columns-repeated="9"/>
        </table:table-row>
        <table:table-row table:style-name="ro2">
          <table:table-cell table:formula="of:=[.A36]" office:value-type="float" office:value="200">
            <text:p>200</text:p>
          </table:table-cell>
          <table:table-cell office:value-type="float" office:value="200.64">
            <text:p>200,64</text:p>
          </table:table-cell>
          <table:table-cell table:formula="of:=[.B38]-[.$C$41]" office:value-type="float" office:value="-0.0959999999999752">
            <text:p>-0,096</text:p>
          </table:table-cell>
          <table:table-cell table:formula="of:=[.C38]^2" office:value-type="float" office:value="0.00921599999999524">
            <text:p>0,009216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2" office:value-type="string">
            <text:p>Middelværdi:</text:p>
          </table:table-cell>
          <table:table-cell table:formula="of:=AVERAGE([.B29:.B38])" office:value-type="float" office:value="200.736">
            <text:p>200,736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Varians:</text:p>
          </table:table-cell>
          <table:table-cell table:style-name="ce5" table:formula="of:=(SUM([.D29:.D38])/9)" office:value-type="float" office:value="0.305560000000008">
            <text:p>3,06E-01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Standardafvigelse:</text:p>
          </table:table-cell>
          <table:table-cell table:formula="of:=SQRT([.C42])" office:value-type="float" office:value="0.552774818529216">
            <text:p>0,5527748185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Standardfejl:</text:p>
          </table:table-cell>
          <table:table-cell table:formula="of:=[.C42]/(SQRT(9))" office:value-type="float" office:value="0.101853333333336">
            <text:p>0,1018533333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95% konfidens:</text:p>
          </table:table-cell>
          <table:table-cell table:formula="of:=5-(2*[.C43])-[.C44]" office:value-type="float" office:value="3.79259702960823">
            <text:p>3,7925970296</text:p>
          </table:table-cell>
          <table:table-cell table:formula="of:=5+(2*[.C43])+[.C44]" office:value-type="float" office:value="6.20740297039177">
            <text:p>6,2074029704</text:p>
          </table:table-cell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9:21:55.13</meta:creation-date>
    <dc:date>2012-05-30T20:00:35.64</dc:date>
    <meta:editing-duration>PT38M12S</meta:editing-duration>
    <meta:editing-cycles>4</meta:editing-cycles>
    <meta:generator>LibreOffice/3.5$Windows_x86 LibreOffice_project/281b639-6baa1d3-ef66a77-d866f25-f36d45f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92cm" svg:height="9.168cm" xlink:href=".." xlink:type="simple" chart:class="chart:scatter" chart:style-name="ch1">
        <chart:title svg:x="7.515cm" svg:y="0.319cm" chart:style-name="ch2">
          <text:p>Målinger af forskellige lod</text:p>
        </chart:title>
        <chart:plot-area chart:style-name="ch3" table:cell-range-address="Sheet1.A4:Sheet1.B19 Sheet1.A1:Sheet1.A1" chart:data-source-has-labels="row" svg:x="0.632cm" svg:y="1.334cm" svg:width="12.196cm" svg:height="7.215cm">
          <chartooo:coordinate-region svg:x="1.439cm" svg:y="1.546cm" svg:width="11.109cm" svg:height="6.33cm"/>
          <chart:axis chart:dimension="x" chart:name="primary-x" chart:style-name="ch4">
            <chart:title svg:x="4.86cm" svg:y="8.581cm" chart:style-name="ch5">
              <text:p>Vægten pr. gram på vægt</text:p>
            </chart:title>
          </chart:axis>
          <chart:axis chart:dimension="y" chart:name="primary-y" chart:style-name="ch4">
            <chart:title svg:x="0.001cm" svg:y="6.639cm" chart:style-name="ch6">
              <text:p>Vægt pr. g fra målinger</text:p>
            </chart:title>
            <chart:grid chart:style-name="ch7" chart:class="major"/>
          </chart:axis>
          <chart:series chart:style-name="ch8" chart:values-cell-range-address="Sheet1.B4:Sheet1.B19" chart:label-cell-address="Sheet1.A1:Sheet1.A1" chart:class="chart:scatter">
            <chart:domain table:cell-range-address="Sheet1.A4:Sheet1.A19"/>
            <chart:regression-curve chart:style-name="ch9">
              <chart:equation svg:x="12.885cm" svg:y="2.376cm"/>
            </chart:regression-curve>
            <chart:data-point chart:repeated="5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ålinger af forskellige lod: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9</svg:desc>
                </draw:g>
              </table:table-cell>
              <table:table-cell office:value-type="float" office:value="1.22">
                <text:p>1.22</text:p>
                <draw:g>
                  <svg:desc>Sheet1.B4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1.98">
                <text:p>101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51.76">
                <text:p>151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01.61">
                <text:p>201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51.64">
                <text:p>25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1.32">
                <text:p>301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352.15">
                <text:p>35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51.85">
                <text:p>451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01.71">
                <text:p>501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552.74">
                <text:p>552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603.37">
                <text:p>60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653.22">
                <text:p>653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04.05">
                <text:p>704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754.89">
                <text:p>754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